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ce Used</text:p>
          </table:table-cell>
          <table:table-cell table:style-name="ce1" office:value-type="string" calcext:value-type="string">
            <text:p>Cumulative IPC</text:p>
          </table:table-cell>
          <table:table-cell table:style-name="ce1" office:value-type="string" calcext:value-type="string">
            <text:p>Miss % L1</text:p>
          </table:table-cell>
          <table:table-cell table:style-name="ce1" office:value-type="string" calcext:value-type="string">
            <text:p>Miss % L2</text:p>
          </table:table-cell>
          <table:table-cell table:style-name="ce1" office:value-type="string" calcext:value-type="string">
            <text:p>Miss % LLC</text:p>
          </table:table-cell>
          <table:table-cell table:style-name="ce1" office:value-type="string" calcext:value-type="string">
            <text:p>LLC hit rate</text:p>
          </table:table-cell>
          <table:table-cell table:style-name="ce1" office:value-type="string" calcext:value-type="string">
            <text:p>Total writes at LLC</text:p>
          </table:table-cell>
          <table:table-cell table:style-name="ce1" office:value-type="string" calcext:value-type="string">
            <text:p>Execution time (in cycles)</text:p>
          </table:table-cell>
        </table:table-row>
        <table:table-row table:style-name="ro1">
          <table:table-cell table:style-name="ce2" office:value-type="string" calcext:value-type="string" table:number-columns-spanned="8" table:number-rows-spanned="1">
            <text:p>Task 1</text:p>
          </table:table-cell>
          <table:covered-table-cell table:style-name="ce3"/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8" table:number-rows-spanned="1">
            <text:p>LLC – 1MB</text:p>
          </table:table-cell>
          <table:covered-table-cell table:style-name="ce3"/>
          <table:covered-table-cell table:number-columns-repeated="6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0.996104" calcext:value-type="float">
            <text:p>0.996104</text:p>
          </table:table-cell>
          <table:table-cell table:style-name="ce6" office:value-type="percentage" office:value="0.0186" calcext:value-type="percentage">
            <text:p>1.86%</text:p>
          </table:table-cell>
          <table:table-cell table:style-name="ce6" office:value-type="percentage" office:value="0.5151" calcext:value-type="percentage">
            <text:p>51.51%</text:p>
          </table:table-cell>
          <table:table-cell table:style-name="ce6" office:value-type="percentage" office:value="0.471" calcext:value-type="percentage">
            <text:p>47.10%</text:p>
          </table:table-cell>
          <table:table-cell table:style-name="ce6" table:formula="of:=1-[.E4]" office:value-type="percentage" office:value="0.529" calcext:value-type="percentage">
            <text:p>52.90%</text:p>
          </table:table-cell>
          <table:table-cell office:value-type="float" office:value="873780" calcext:value-type="float">
            <text:p>873780</text:p>
          </table:table-cell>
          <table:table-cell office:value-type="float" office:value="200782248" calcext:value-type="float">
            <text:p>200782248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6988" calcext:value-type="float">
            <text:p>1.16988</text:p>
          </table:table-cell>
          <table:table-cell table:style-name="ce6" office:value-type="percentage" office:value="0.1924" calcext:value-type="percentage">
            <text:p>19.24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7" calcext:value-type="percentage">
            <text:p>0.17%</text:p>
          </table:table-cell>
          <table:table-cell table:style-name="ce6" table:formula="of:=1-[.E5]" office:value-type="percentage" office:value="0.9983" calcext:value-type="percentage">
            <text:p>99.83%</text:p>
          </table:table-cell>
          <table:table-cell office:value-type="float" office:value="19598089" calcext:value-type="float">
            <text:p>19598089</text:p>
          </table:table-cell>
          <table:table-cell office:value-type="float" office:value="170957778" calcext:value-type="float">
            <text:p>170957778</text:p>
          </table:table-cell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float" office:value="1.19021" calcext:value-type="float">
            <text:p>1.19021</text:p>
          </table:table-cell>
          <table:table-cell table:style-name="ce6" office:value-type="percentage" office:value="0.06029" calcext:value-type="percentage">
            <text:p>6.03%</text:p>
          </table:table-cell>
          <table:table-cell table:style-name="ce6" office:value-type="percentage" office:value="0.10166" calcext:value-type="percentage">
            <text:p>10.17%</text:p>
          </table:table-cell>
          <table:table-cell table:style-name="ce6" office:value-type="percentage" office:value="0.4961" calcext:value-type="percentage">
            <text:p>49.61%</text:p>
          </table:table-cell>
          <table:table-cell table:style-name="ce6" table:formula="of:=1-[.E6]" office:value-type="percentage" office:value="0.5039" calcext:value-type="percentage">
            <text:p>50.39%</text:p>
          </table:table-cell>
          <table:table-cell office:value-type="float" office:value="807800" calcext:value-type="float">
            <text:p>807800</text:p>
          </table:table-cell>
          <table:table-cell office:value-type="float" office:value="168037977" calcext:value-type="float">
            <text:p>168037977</text:p>
          </table:table-cell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float" office:value="0.671987" calcext:value-type="float">
            <text:p>0.671987</text:p>
          </table:table-cell>
          <table:table-cell table:style-name="ce6" office:value-type="percentage" office:value="0.02464" calcext:value-type="percentage">
            <text:p>2.46%</text:p>
          </table:table-cell>
          <table:table-cell table:style-name="ce6" office:value-type="percentage" office:value="0.5619" calcext:value-type="percentage">
            <text:p>56.19%</text:p>
          </table:table-cell>
          <table:table-cell table:style-name="ce6" office:value-type="percentage" office:value="0.7745" calcext:value-type="percentage">
            <text:p>77.45%</text:p>
          </table:table-cell>
          <table:table-cell table:style-name="ce6" table:formula="of:=1-[.E7]" office:value-type="percentage" office:value="0.2255" calcext:value-type="percentage">
            <text:p>22.55%</text:p>
          </table:table-cell>
          <table:table-cell office:value-type="float" office:value="2038885" calcext:value-type="float">
            <text:p>2038885</text:p>
          </table:table-cell>
          <table:table-cell office:value-type="float" office:value="297625000" calcext:value-type="float">
            <text:p>297625000</text:p>
          </table:table-cell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float" office:value="0.321049" calcext:value-type="float">
            <text:p>0.321049</text:p>
          </table:table-cell>
          <table:table-cell table:style-name="ce6" office:value-type="percentage" office:value="0.1026" calcext:value-type="percentage">
            <text:p>10.26%</text:p>
          </table:table-cell>
          <table:table-cell table:style-name="ce6" office:value-type="percentage" office:value="0.5811" calcext:value-type="percentage">
            <text:p>58.11%</text:p>
          </table:table-cell>
          <table:table-cell table:style-name="ce6" office:value-type="percentage" office:value="0.5827" calcext:value-type="percentage">
            <text:p>58.27%</text:p>
          </table:table-cell>
          <table:table-cell table:style-name="ce6" table:formula="of:=1-[.E8]" office:value-type="percentage" office:value="0.4173" calcext:value-type="percentage">
            <text:p>41.73%</text:p>
          </table:table-cell>
          <table:table-cell office:value-type="float" office:value="7996378" calcext:value-type="float">
            <text:p>7996378</text:p>
          </table:table-cell>
          <table:table-cell office:value-type="float" office:value="622956965" calcext:value-type="float">
            <text:p>622956965</text:p>
          </table:table-cell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float" office:value="1.34456" calcext:value-type="float">
            <text:p>1.34456</text:p>
          </table:table-cell>
          <table:table-cell table:style-name="ce6" office:value-type="percentage" office:value="0.00952" calcext:value-type="percentage">
            <text:p>0.95%</text:p>
          </table:table-cell>
          <table:table-cell table:style-name="ce6" office:value-type="percentage" office:value="0.3863" calcext:value-type="percentage">
            <text:p>38.63%</text:p>
          </table:table-cell>
          <table:table-cell table:style-name="ce6" office:value-type="percentage" office:value="0.4619" calcext:value-type="percentage">
            <text:p>46.19%</text:p>
          </table:table-cell>
          <table:table-cell table:style-name="ce6" table:formula="of:=1-[.E9]" office:value-type="percentage" office:value="0.5381" calcext:value-type="percentage">
            <text:p>53.81%</text:p>
          </table:table-cell>
          <table:table-cell office:value-type="float" office:value="1082212" calcext:value-type="float">
            <text:p>1082212</text:p>
          </table:table-cell>
          <table:table-cell office:value-type="float" office:value="148747782" calcext:value-type="float">
            <text:p>148747782</text:p>
          </table:table-cell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float" office:value="0.444124" calcext:value-type="float">
            <text:p>0.444124</text:p>
          </table:table-cell>
          <table:table-cell table:style-name="ce6" office:value-type="percentage" office:value="0.0725" calcext:value-type="percentage">
            <text:p>7.25%</text:p>
          </table:table-cell>
          <table:table-cell table:style-name="ce6" office:value-type="percentage" office:value="0.7487" calcext:value-type="percentage">
            <text:p>74.87%</text:p>
          </table:table-cell>
          <table:table-cell table:style-name="ce6" office:value-type="percentage" office:value="0.7485" calcext:value-type="percentage">
            <text:p>74.85%</text:p>
          </table:table-cell>
          <table:table-cell table:style-name="ce6" table:formula="of:=1-[.E10]" office:value-type="percentage" office:value="0.2515" calcext:value-type="percentage">
            <text:p>25.15%</text:p>
          </table:table-cell>
          <table:table-cell office:value-type="float" office:value="6551305" calcext:value-type="float">
            <text:p>6551305</text:p>
          </table:table-cell>
          <table:table-cell office:value-type="float" office:value="450325080" calcext:value-type="float">
            <text:p>450325080</text:p>
          </table:table-cell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float" office:value="0.655517" calcext:value-type="float">
            <text:p>0.655517</text:p>
          </table:table-cell>
          <table:table-cell table:style-name="ce6" office:value-type="percentage" office:value="0.04345" calcext:value-type="percentage">
            <text:p>4.35%</text:p>
          </table:table-cell>
          <table:table-cell table:style-name="ce6" office:value-type="percentage" office:value="0.8058" calcext:value-type="percentage">
            <text:p>80.58%</text:p>
          </table:table-cell>
          <table:table-cell table:style-name="ce6" office:value-type="percentage" office:value="0.8745" calcext:value-type="percentage">
            <text:p>87.45%</text:p>
          </table:table-cell>
          <table:table-cell table:style-name="ce6" table:formula="of:=1-[.E11]" office:value-type="percentage" office:value="0.1255" calcext:value-type="percentage">
            <text:p>12.55%</text:p>
          </table:table-cell>
          <table:table-cell office:value-type="float" office:value="2696494" calcext:value-type="float">
            <text:p>2696494</text:p>
          </table:table-cell>
          <table:table-cell office:value-type="float" office:value="305102508" calcext:value-type="float">
            <text:p>305102508</text:p>
          </table:table-cell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office:value-type="float" office:value="0.323819" calcext:value-type="float">
            <text:p>0.323819</text:p>
          </table:table-cell>
          <table:table-cell table:style-name="ce6" office:value-type="percentage" office:value="0.06669" calcext:value-type="percentage">
            <text:p>6.67%</text:p>
          </table:table-cell>
          <table:table-cell table:style-name="ce6" office:value-type="percentage" office:value="0.5973" calcext:value-type="percentage">
            <text:p>59.73%</text:p>
          </table:table-cell>
          <table:table-cell table:style-name="ce6" office:value-type="percentage" office:value="0.4529" calcext:value-type="percentage">
            <text:p>45.29%</text:p>
          </table:table-cell>
          <table:table-cell table:style-name="ce6" table:formula="of:=1-[.E12]" office:value-type="percentage" office:value="0.5471" calcext:value-type="percentage">
            <text:p>54.71%</text:p>
          </table:table-cell>
          <table:table-cell office:value-type="float" office:value="3983525" calcext:value-type="float">
            <text:p>3983525</text:p>
          </table:table-cell>
          <table:table-cell office:value-type="float" office:value="617628385" calcext:value-type="float">
            <text:p>617628385</text:p>
          </table:table-cell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office:value-type="float" office:value="0.468263" calcext:value-type="float">
            <text:p>0.468263</text:p>
          </table:table-cell>
          <table:table-cell table:style-name="ce6" office:value-type="percentage" office:value="0.1577" calcext:value-type="percentage">
            <text:p>15.77%</text:p>
          </table:table-cell>
          <table:table-cell table:style-name="ce6" office:value-type="percentage" office:value="0.4308" calcext:value-type="percentage">
            <text:p>43.08%</text:p>
          </table:table-cell>
          <table:table-cell table:style-name="ce6" office:value-type="percentage" office:value="0.4205" calcext:value-type="percentage">
            <text:p>42.05%</text:p>
          </table:table-cell>
          <table:table-cell table:style-name="ce6" table:formula="of:=1-[.E13]" office:value-type="percentage" office:value="0.5795" calcext:value-type="percentage">
            <text:p>57.95%</text:p>
          </table:table-cell>
          <table:table-cell office:value-type="float" office:value="18635582" calcext:value-type="float">
            <text:p>18635582</text:p>
          </table:table-cell>
          <table:table-cell office:value-type="float" office:value="427110703" calcext:value-type="float">
            <text:p>427110703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4];[.B5];[.B6];[.B7];[.B8];[.B9];[.B10];[.B11];[.B12];[.B13])" office:value-type="float" office:value="0.7585513" calcext:value-type="float">
            <text:p>0.7585513</text:p>
          </table:table-cell>
          <table:table-cell table:style-name="ce6" table:formula="of:=AVERAGE([.C4];[.C5];[.C6];[.C7];[.C8];[.C9];[.C10];[.C11];[.C12];[.C13])" office:value-type="percentage" office:value="0.074839" calcext:value-type="percentage">
            <text:p>7.48%</text:p>
          </table:table-cell>
          <table:table-cell table:style-name="ce6" table:formula="of:=AVERAGE([.D4];[.D5];[.D6];[.D7];[.D8];[.D9];[.D10];[.D11];[.D12];[.D13])" office:value-type="percentage" office:value="0.523096" calcext:value-type="percentage">
            <text:p>52.31%</text:p>
          </table:table-cell>
          <table:table-cell table:style-name="ce6" table:formula="of:=AVERAGE([.E4];[.E5];[.E6];[.E7];[.E8];[.E9];[.E10];[.E11];[.E12];[.E13])" office:value-type="percentage" office:value="0.52843" calcext:value-type="percentage">
            <text:p>52.84%</text:p>
          </table:table-cell>
          <table:table-cell table:style-name="ce6" table:formula="of:=AVERAGE([.F4];[.F5];[.F6];[.F7];[.F8];[.F9];[.F10];[.F11];[.F12];[.F13])" office:value-type="percentage" office:value="0.47157" calcext:value-type="percentage">
            <text:p>47.16%</text:p>
          </table:table-cell>
          <table:table-cell table:formula="of:=AVERAGE([.G4];[.G5];[.G6];[.G7];[.G8];[.G9];[.G10];[.G11];[.G12];[.G13])" office:value-type="float" office:value="6426405" calcext:value-type="float">
            <text:p>6426405</text:p>
          </table:table-cell>
          <table:table-cell table:formula="of:=AVERAGE([.H4];[.H5];[.H6];[.H7];[.H8];[.H9];[.H10];[.H11];[.H12];[.H13])" office:value-type="float" office:value="340927442.6" calcext:value-type="float">
            <text:p>340927442.6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LLC - 2MB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0606" calcext:value-type="float">
            <text:p>1.0606</text:p>
          </table:table-cell>
          <table:table-cell table:style-name="ce6" office:value-type="percentage" office:value="0.032" calcext:value-type="percentage">
            <text:p>3.20%</text:p>
          </table:table-cell>
          <table:table-cell table:style-name="ce6" office:value-type="percentage" office:value="0.5153" calcext:value-type="percentage">
            <text:p>51.53%</text:p>
          </table:table-cell>
          <table:table-cell table:style-name="ce6" office:value-type="percentage" office:value="0.3027" calcext:value-type="percentage">
            <text:p>30.27%</text:p>
          </table:table-cell>
          <table:table-cell table:style-name="ce6" table:formula="of:=1-[.E16]" office:value-type="percentage" office:value="0.6973" calcext:value-type="percentage">
            <text:p>69.73%</text:p>
          </table:table-cell>
          <table:table-cell office:value-type="float" office:value="9799570" calcext:value-type="float">
            <text:p>9799570</text:p>
          </table:table-cell>
          <table:table-cell office:value-type="float" office:value="188525002" calcext:value-type="float">
            <text:p>188525002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26" calcext:value-type="float">
            <text:p>1.1726</text:p>
          </table:table-cell>
          <table:table-cell table:style-name="ce6" office:value-type="percentage" office:value="0.7355" calcext:value-type="percentage">
            <text:p>73.55%</text:p>
          </table:table-cell>
          <table:table-cell table:style-name="ce6" office:value-type="percentage" office:value="0.5087" calcext:value-type="percentage">
            <text:p>50.87%</text:p>
          </table:table-cell>
          <table:table-cell table:style-name="ce6" office:value-type="percentage" office:value="0.6438" calcext:value-type="percentage">
            <text:p>64.38%</text:p>
          </table:table-cell>
          <table:table-cell table:style-name="ce6" table:formula="of:=1-[.E17]" office:value-type="percentage" office:value="0.3562" calcext:value-type="percentage">
            <text:p>35.62%</text:p>
          </table:table-cell>
          <table:table-cell office:value-type="float" office:value="2240029" calcext:value-type="float">
            <text:p>2240029</text:p>
          </table:table-cell>
          <table:table-cell office:value-type="float" office:value="170521354" calcext:value-type="float">
            <text:p>170521354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16];[.B17])" office:value-type="float" office:value="1.1166" calcext:value-type="float">
            <text:p>1.1166</text:p>
          </table:table-cell>
          <table:table-cell table:style-name="ce6" table:formula="of:=AVERAGE([.C16];[.C17])" office:value-type="percentage" office:value="0.38375" calcext:value-type="percentage">
            <text:p>38.38%</text:p>
          </table:table-cell>
          <table:table-cell table:style-name="ce6" table:formula="of:=AVERAGE([.D16];[.D17])" office:value-type="percentage" office:value="0.512" calcext:value-type="percentage">
            <text:p>51.20%</text:p>
          </table:table-cell>
          <table:table-cell table:style-name="ce6" table:formula="of:=AVERAGE([.E16];[.E17])" office:value-type="percentage" office:value="0.47325" calcext:value-type="percentage">
            <text:p>47.33%</text:p>
          </table:table-cell>
          <table:table-cell table:style-name="ce6" table:formula="of:=AVERAGE([.F16];[.F17])" office:value-type="percentage" office:value="0.52675" calcext:value-type="percentage">
            <text:p>52.68%</text:p>
          </table:table-cell>
          <table:table-cell table:formula="of:=AVERAGE([.G16];[.G17])" office:value-type="float" office:value="6019799.5" calcext:value-type="float">
            <text:p>6019799.5</text:p>
          </table:table-cell>
          <table:table-cell table:formula="of:=AVERAGE([.H16];[.H17])" office:value-type="float" office:value="179523178" calcext:value-type="float">
            <text:p>179523178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LLC – 4MB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982" calcext:value-type="float">
            <text:p>1.1982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5152" calcext:value-type="percentage">
            <text:p>51.52%</text:p>
          </table:table-cell>
          <table:table-cell table:style-name="ce6" office:value-type="percentage" office:value="0.0326" calcext:value-type="percentage">
            <text:p>3.26%</text:p>
          </table:table-cell>
          <table:table-cell table:style-name="ce6" table:formula="of:=1-[.E20]" office:value-type="percentage" office:value="0.9674" calcext:value-type="percentage">
            <text:p>96.74%</text:p>
          </table:table-cell>
          <table:table-cell office:value-type="float" office:value="291083" calcext:value-type="float">
            <text:p>291083</text:p>
          </table:table-cell>
          <table:table-cell office:value-type="float" office:value="166921143" calcext:value-type="float">
            <text:p>166921143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5" calcext:value-type="float">
            <text:p>1.1735</text:p>
          </table:table-cell>
          <table:table-cell table:style-name="ce6" office:value-type="percentage" office:value="0.7354" calcext:value-type="percentage">
            <text:p>73.54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6" calcext:value-type="percentage">
            <text:p>0.16%</text:p>
          </table:table-cell>
          <table:table-cell table:style-name="ce6" table:formula="of:=1-[.E21]" office:value-type="percentage" office:value="0.9984" calcext:value-type="percentage">
            <text:p>99.84%</text:p>
          </table:table-cell>
          <table:table-cell office:value-type="float" office:value="9799570" calcext:value-type="float">
            <text:p>9799570</text:p>
          </table:table-cell>
          <table:table-cell office:value-type="float" office:value="170424021" calcext:value-type="float">
            <text:p>17042402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0];[.B21])" office:value-type="float" office:value="1.18585" calcext:value-type="float">
            <text:p>1.18585</text:p>
          </table:table-cell>
          <table:table-cell table:style-name="ce6" table:formula="of:=AVERAGE([.C20];[.C21])" office:value-type="percentage" office:value="0.3827" calcext:value-type="percentage">
            <text:p>38.27%</text:p>
          </table:table-cell>
          <table:table-cell table:style-name="ce6" table:formula="of:=AVERAGE([.D20];[.D21])" office:value-type="percentage" office:value="0.50875" calcext:value-type="percentage">
            <text:p>50.88%</text:p>
          </table:table-cell>
          <table:table-cell table:style-name="ce6" table:formula="of:=AVERAGE([.E20];[.E21])" office:value-type="percentage" office:value="0.0171" calcext:value-type="percentage">
            <text:p>1.71%</text:p>
          </table:table-cell>
          <table:table-cell table:style-name="ce6" table:formula="of:=AVERAGE([.F20];[.F21])" office:value-type="percentage" office:value="0.9829" calcext:value-type="percentage">
            <text:p>98.29%</text:p>
          </table:table-cell>
          <table:table-cell table:formula="of:=AVERAGE([.G20];[.G21])" office:value-type="float" office:value="5045326.5" calcext:value-type="float">
            <text:p>5045326.5</text:p>
          </table:table-cell>
          <table:table-cell table:formula="of:=AVERAGE([.H20];[.H21])" office:value-type="float" office:value="168672582" calcext:value-type="float">
            <text:p>16867258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LLC - 8MB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2014" calcext:value-type="float">
            <text:p>1.2014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5153" calcext:value-type="percentage">
            <text:p>51.53%</text:p>
          </table:table-cell>
          <table:table-cell table:style-name="ce6" office:value-type="percentage" office:value="0.0325" calcext:value-type="percentage">
            <text:p>3.25%</text:p>
          </table:table-cell>
          <table:table-cell table:style-name="ce6" table:formula="of:=1-[.E24]" office:value-type="percentage" office:value="0.9675" calcext:value-type="percentage">
            <text:p>96.75%</text:p>
          </table:table-cell>
          <table:table-cell office:value-type="float" office:value="291082" calcext:value-type="float">
            <text:p>291082</text:p>
          </table:table-cell>
          <table:table-cell office:value-type="float" office:value="166466295" calcext:value-type="float">
            <text:p>166466295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6" calcext:value-type="float">
            <text:p>1.1736</text:p>
          </table:table-cell>
          <table:table-cell table:style-name="ce6" office:value-type="percentage" office:value="0.2144" calcext:value-type="percentage">
            <text:p>21.44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6" calcext:value-type="percentage">
            <text:p>0.16%</text:p>
          </table:table-cell>
          <table:table-cell table:style-name="ce6" table:formula="of:=1-[.E25]" office:value-type="percentage" office:value="0.9984" calcext:value-type="percentage">
            <text:p>99.84%</text:p>
          </table:table-cell>
          <table:table-cell office:value-type="float" office:value="9799570" calcext:value-type="float">
            <text:p>9799570</text:p>
          </table:table-cell>
          <table:table-cell office:value-type="float" office:value="170420244" calcext:value-type="float">
            <text:p>170420244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4];[.B25])" office:value-type="float" office:value="1.1875" calcext:value-type="float">
            <text:p>1.1875</text:p>
          </table:table-cell>
          <table:table-cell table:style-name="ce6" table:formula="of:=AVERAGE([.C24];[.C25])" office:value-type="percentage" office:value="0.1222" calcext:value-type="percentage">
            <text:p>12.22%</text:p>
          </table:table-cell>
          <table:table-cell table:style-name="ce6" table:formula="of:=AVERAGE([.D24];[.D25])" office:value-type="percentage" office:value="0.5088" calcext:value-type="percentage">
            <text:p>50.88%</text:p>
          </table:table-cell>
          <table:table-cell table:style-name="ce6" table:formula="of:=AVERAGE([.E24];[.E25])" office:value-type="percentage" office:value="0.01705" calcext:value-type="percentage">
            <text:p>1.71%</text:p>
          </table:table-cell>
          <table:table-cell table:style-name="ce6" table:formula="of:=AVERAGE([.F24];[.F25])" office:value-type="percentage" office:value="0.98295" calcext:value-type="percentage">
            <text:p>98.30%</text:p>
          </table:table-cell>
          <table:table-cell table:formula="of:=AVERAGE([.G24];[.G25])" office:value-type="float" office:value="5045326" calcext:value-type="float">
            <text:p>5045326</text:p>
          </table:table-cell>
          <table:table-cell table:formula="of:=AVERAGE([.H24];[.H25])" office:value-type="float" office:value="168443269.5" calcext:value-type="float">
            <text:p>168443269.5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Task 2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8" table:number-rows-spanned="1">
            <text:p>Assoc – 8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979" calcext:value-type="float">
            <text:p>1.1979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5151" calcext:value-type="percentage">
            <text:p>51.51%</text:p>
          </table:table-cell>
          <table:table-cell table:style-name="ce6" office:value-type="percentage" office:value="0.0332" calcext:value-type="percentage">
            <text:p>3.32%</text:p>
          </table:table-cell>
          <table:table-cell table:style-name="ce6" table:formula="of:=1-[.E29]" office:value-type="percentage" office:value="0.9668" calcext:value-type="percentage">
            <text:p>96.68%</text:p>
          </table:table-cell>
          <table:table-cell office:value-type="float" office:value="291081" calcext:value-type="float">
            <text:p>291081</text:p>
          </table:table-cell>
          <table:table-cell office:value-type="float" office:value="166958891" calcext:value-type="float">
            <text:p>166958891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5" calcext:value-type="float">
            <text:p>1.1735</text:p>
          </table:table-cell>
          <table:table-cell table:style-name="ce6" office:value-type="percentage" office:value="0.244" calcext:value-type="percentage">
            <text:p>24.40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table:formula="of:=1-[.E30]" office:value-type="percentage" office:value="0.99842" calcext:value-type="percentage">
            <text:p>99.84%</text:p>
          </table:table-cell>
          <table:table-cell office:value-type="float" office:value="9799570" calcext:value-type="float">
            <text:p>9799570</text:p>
          </table:table-cell>
          <table:table-cell office:value-type="float" office:value="170427151" calcext:value-type="float">
            <text:p>17042715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9];[.B30])" office:value-type="float" office:value="1.1857" calcext:value-type="float">
            <text:p>1.1857</text:p>
          </table:table-cell>
          <table:table-cell table:style-name="ce6" table:formula="of:=AVERAGE([.C29];[.C30])" office:value-type="percentage" office:value="0.137" calcext:value-type="percentage">
            <text:p>13.70%</text:p>
          </table:table-cell>
          <table:table-cell table:style-name="ce6" table:formula="of:=AVERAGE([.D29];[.D30])" office:value-type="percentage" office:value="0.5087" calcext:value-type="percentage">
            <text:p>50.87%</text:p>
          </table:table-cell>
          <table:table-cell table:style-name="ce6" table:formula="of:=AVERAGE([.E29];[.E30])" office:value-type="percentage" office:value="0.01739" calcext:value-type="percentage">
            <text:p>1.74%</text:p>
          </table:table-cell>
          <table:table-cell table:style-name="ce6" table:formula="of:=AVERAGE([.F29];[.F30])" office:value-type="percentage" office:value="0.98261" calcext:value-type="percentage">
            <text:p>98.26%</text:p>
          </table:table-cell>
          <table:table-cell table:formula="of:=AVERAGE([.G29];[.G30])" office:value-type="float" office:value="5045325.5" calcext:value-type="float">
            <text:p>5045325.5</text:p>
          </table:table-cell>
          <table:table-cell table:formula="of:=AVERAGE([.H29];[.H30])" office:value-type="float" office:value="168693021" calcext:value-type="float">
            <text:p>168693021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Assoc – 16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982" calcext:value-type="float">
            <text:p>1.1982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5152" calcext:value-type="percentage">
            <text:p>51.52%</text:p>
          </table:table-cell>
          <table:table-cell table:style-name="ce6" office:value-type="percentage" office:value="0.00326" calcext:value-type="percentage">
            <text:p>0.33%</text:p>
          </table:table-cell>
          <table:table-cell table:style-name="ce6" office:value-type="percentage" office:value="0.9967" calcext:value-type="percentage">
            <text:p>99.67%</text:p>
          </table:table-cell>
          <table:table-cell office:value-type="float" office:value="291083" calcext:value-type="float">
            <text:p>291083</text:p>
          </table:table-cell>
          <table:table-cell office:value-type="float" office:value="166921143" calcext:value-type="float">
            <text:p>166921143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5" calcext:value-type="float">
            <text:p>1.1735</text:p>
          </table:table-cell>
          <table:table-cell table:style-name="ce6" office:value-type="percentage" office:value="0.2253" calcext:value-type="percentage">
            <text:p>22.53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office:value-type="percentage" office:value="0.9984" calcext:value-type="percentage">
            <text:p>99.84%</text:p>
          </table:table-cell>
          <table:table-cell office:value-type="float" office:value="9799570" calcext:value-type="float">
            <text:p>9799570</text:p>
          </table:table-cell>
          <table:table-cell office:value-type="float" office:value="170424021" calcext:value-type="float">
            <text:p>17042402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33];[.B34])" office:value-type="float" office:value="1.18585" calcext:value-type="float">
            <text:p>1.18585</text:p>
          </table:table-cell>
          <table:table-cell table:style-name="ce6" table:formula="of:=AVERAGE([.C33];[.C34])" office:value-type="percentage" office:value="0.12765" calcext:value-type="percentage">
            <text:p>12.77%</text:p>
          </table:table-cell>
          <table:table-cell table:style-name="ce6" table:formula="of:=AVERAGE([.D33];[.D34])" office:value-type="percentage" office:value="0.50875" calcext:value-type="percentage">
            <text:p>50.88%</text:p>
          </table:table-cell>
          <table:table-cell table:style-name="ce6" table:formula="of:=AVERAGE([.E33];[.E34])" office:value-type="percentage" office:value="0.00242" calcext:value-type="percentage">
            <text:p>0.24%</text:p>
          </table:table-cell>
          <table:table-cell table:style-name="ce6" table:formula="of:=AVERAGE([.F33];[.F34])" office:value-type="percentage" office:value="0.99755" calcext:value-type="percentage">
            <text:p>99.76%</text:p>
          </table:table-cell>
          <table:table-cell table:formula="of:=AVERAGE([.G33];[.G34])" office:value-type="float" office:value="5045326.5" calcext:value-type="float">
            <text:p>5045326.5</text:p>
          </table:table-cell>
          <table:table-cell table:formula="of:=AVERAGE([.H33];[.H34])" office:value-type="float" office:value="168672582" calcext:value-type="float">
            <text:p>16867258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Task 3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8" table:number-rows-spanned="1">
            <text:p>LRU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9817" calcext:value-type="float">
            <text:p>1.19817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6" office:value-type="percentage" office:value="0.5151" calcext:value-type="percentage">
            <text:p>51.51%</text:p>
          </table:table-cell>
          <table:table-cell table:style-name="ce6" office:value-type="percentage" office:value="0.0326" calcext:value-type="percentage">
            <text:p>3.26%</text:p>
          </table:table-cell>
          <table:table-cell table:style-name="ce6" office:value-type="percentage" office:value="0.9674" calcext:value-type="percentage">
            <text:p>96.74%</text:p>
          </table:table-cell>
          <table:table-cell office:value-type="float" office:value="488293" calcext:value-type="float">
            <text:p>488293</text:p>
          </table:table-cell>
          <table:table-cell office:value-type="float" office:value="166921143" calcext:value-type="float">
            <text:p>166921143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54" calcext:value-type="float">
            <text:p>1.17354</text:p>
          </table:table-cell>
          <table:table-cell table:style-name="ce6" office:value-type="percentage" office:value="0.7356" calcext:value-type="percentage">
            <text:p>73.56%</text:p>
          </table:table-cell>
          <table:table-cell table:style-name="ce6" office:value-type="percentage" office:value="0.5023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office:value-type="percentage" office:value="0.9984" calcext:value-type="percentage">
            <text:p>99.84%</text:p>
          </table:table-cell>
          <table:table-cell office:value-type="float" office:value="19598184" calcext:value-type="float">
            <text:p>19598184</text:p>
          </table:table-cell>
          <table:table-cell office:value-type="float" office:value="170424021" calcext:value-type="float">
            <text:p>17042402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38];[.B39])" office:value-type="float" office:value="1.185855" calcext:value-type="float">
            <text:p>1.185855</text:p>
          </table:table-cell>
          <table:table-cell table:style-name="ce6" table:formula="of:=AVERAGE([.C38];[.C39])" office:value-type="percentage" office:value="0.3828" calcext:value-type="percentage">
            <text:p>38.28%</text:p>
          </table:table-cell>
          <table:table-cell table:style-name="ce6" table:formula="of:=AVERAGE([.D38];[.D39])" office:value-type="percentage" office:value="0.5087" calcext:value-type="percentage">
            <text:p>50.87%</text:p>
          </table:table-cell>
          <table:table-cell table:style-name="ce6" table:formula="of:=AVERAGE([.E38];[.E39])" office:value-type="percentage" office:value="0.01709" calcext:value-type="percentage">
            <text:p>1.71%</text:p>
          </table:table-cell>
          <table:table-cell table:style-name="ce6" table:formula="of:=AVERAGE([.F38];[.F39])" office:value-type="percentage" office:value="0.9829" calcext:value-type="percentage">
            <text:p>98.29%</text:p>
          </table:table-cell>
          <table:table-cell table:formula="of:=AVERAGE([.G38];[.G39])" office:value-type="float" office:value="10043238.5" calcext:value-type="float">
            <text:p>10043238.5</text:p>
          </table:table-cell>
          <table:table-cell table:formula="of:=AVERAGE([.H38];[.H39])" office:value-type="float" office:value="168672582" calcext:value-type="float">
            <text:p>16867258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MRU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1625" calcext:value-type="float">
            <text:p>1.11625</text:p>
          </table:table-cell>
          <table:table-cell table:style-name="ce6" office:value-type="percentage" office:value="0.03096" calcext:value-type="percentage">
            <text:p>3.10%</text:p>
          </table:table-cell>
          <table:table-cell table:style-name="ce6" office:value-type="percentage" office:value="0.51515" calcext:value-type="percentage">
            <text:p>51.52%</text:p>
          </table:table-cell>
          <table:table-cell table:style-name="ce6" office:value-type="percentage" office:value="0.19784" calcext:value-type="percentage">
            <text:p>19.78%</text:p>
          </table:table-cell>
          <table:table-cell table:style-name="ce6" office:value-type="percentage" office:value="0.80216" calcext:value-type="percentage">
            <text:p>80.22%</text:p>
          </table:table-cell>
          <table:table-cell office:value-type="float" office:value="690226" calcext:value-type="float">
            <text:p>690226</text:p>
          </table:table-cell>
          <table:table-cell table:style-name="ce7" office:value-type="float" office:value="179171648" calcext:value-type="float">
            <text:p>179171648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01" calcext:value-type="float">
            <text:p>1.1701</text:p>
          </table:table-cell>
          <table:table-cell table:style-name="ce6" office:value-type="percentage" office:value="0.73557" calcext:value-type="percentage">
            <text:p>73.56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73" calcext:value-type="percentage">
            <text:p>0.73%</text:p>
          </table:table-cell>
          <table:table-cell table:style-name="ce6" office:value-type="percentage" office:value="0.99269" calcext:value-type="percentage">
            <text:p>99.27%</text:p>
          </table:table-cell>
          <table:table-cell office:value-type="float" office:value="19710992" calcext:value-type="float">
            <text:p>19710992</text:p>
          </table:table-cell>
          <table:table-cell office:value-type="float" office:value="170925775" calcext:value-type="float">
            <text:p>170925775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42];[.B43])" office:value-type="float" office:value="1.143175" calcext:value-type="float">
            <text:p>1.143175</text:p>
          </table:table-cell>
          <table:table-cell table:style-name="ce6" table:formula="of:=AVERAGE([.C42];[.C43])" office:value-type="percentage" office:value="0.383265" calcext:value-type="percentage">
            <text:p>38.33%</text:p>
          </table:table-cell>
          <table:table-cell table:style-name="ce6" table:formula="of:=AVERAGE([.D42];[.D43])" office:value-type="percentage" office:value="0.5087" calcext:value-type="percentage">
            <text:p>50.87%</text:p>
          </table:table-cell>
          <table:table-cell table:style-name="ce6" table:formula="of:=AVERAGE([.E42];[.E43])" office:value-type="percentage" office:value="0.10257" calcext:value-type="percentage">
            <text:p>10.26%</text:p>
          </table:table-cell>
          <table:table-cell table:style-name="ce6" table:formula="of:=AVERAGE([.F42];[.F43])" office:value-type="percentage" office:value="0.897425" calcext:value-type="percentage">
            <text:p>89.74%</text:p>
          </table:table-cell>
          <table:table-cell table:formula="of:=AVERAGE([.G42];[.G43])" office:value-type="float" office:value="10200609" calcext:value-type="float">
            <text:p>10200609</text:p>
          </table:table-cell>
          <table:table-cell table:formula="of:=AVERAGE([.H42];[.H43])" office:value-type="float" office:value="175048711.5" calcext:value-type="float">
            <text:p>175048711.5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Random</text:p>
          </table:table-cell>
          <table:covered-table-cell table:number-columns-repeated="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1.17998" calcext:value-type="float">
            <text:p>1.17998</text:p>
          </table:table-cell>
          <table:table-cell table:style-name="ce6" office:value-type="percentage" office:value="0.03034" calcext:value-type="percentage">
            <text:p>3.03%</text:p>
          </table:table-cell>
          <table:table-cell table:style-name="ce6" office:value-type="percentage" office:value="0.51514" calcext:value-type="percentage">
            <text:p>51.51%</text:p>
          </table:table-cell>
          <table:table-cell table:style-name="ce6" office:value-type="percentage" office:value="0.0677" calcext:value-type="percentage">
            <text:p>6.77%</text:p>
          </table:table-cell>
          <table:table-cell table:style-name="ce6" office:value-type="percentage" office:value="0.9323" calcext:value-type="percentage">
            <text:p>93.23%</text:p>
          </table:table-cell>
          <table:table-cell office:value-type="float" office:value="531194" calcext:value-type="float">
            <text:p>531194</text:p>
          </table:table-cell>
          <table:table-cell office:value-type="float" office:value="169494923" calcext:value-type="float">
            <text:p>169494923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1.17335" calcext:value-type="float">
            <text:p>1.17335</text:p>
          </table:table-cell>
          <table:table-cell table:style-name="ce6" office:value-type="percentage" office:value="0.73541" calcext:value-type="percentage">
            <text:p>73.54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16" calcext:value-type="percentage">
            <text:p>0.16%</text:p>
          </table:table-cell>
          <table:table-cell table:style-name="ce6" office:value-type="percentage" office:value="0.9984" calcext:value-type="percentage">
            <text:p>99.84%</text:p>
          </table:table-cell>
          <table:table-cell office:value-type="float" office:value="19598507" calcext:value-type="float">
            <text:p>19598507</text:p>
          </table:table-cell>
          <table:table-cell office:value-type="float" office:value="170451501" calcext:value-type="float">
            <text:p>17045150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46];[.B47])" office:value-type="float" office:value="1.176665" calcext:value-type="float">
            <text:p>1.176665</text:p>
          </table:table-cell>
          <table:table-cell table:style-name="ce6" table:formula="of:=AVERAGE([.C46];[.C47])" office:value-type="percentage" office:value="0.382875" calcext:value-type="percentage">
            <text:p>38.29%</text:p>
          </table:table-cell>
          <table:table-cell table:style-name="ce6" table:formula="of:=AVERAGE([.D46];[.D47])" office:value-type="percentage" office:value="0.508695" calcext:value-type="percentage">
            <text:p>50.87%</text:p>
          </table:table-cell>
          <table:table-cell table:style-name="ce6" table:formula="of:=AVERAGE([.E46];[.E47])" office:value-type="percentage" office:value="0.03465" calcext:value-type="percentage">
            <text:p>3.47%</text:p>
          </table:table-cell>
          <table:table-cell table:style-name="ce6" table:formula="of:=AVERAGE([.F46];[.F47])" office:value-type="percentage" office:value="0.96535" calcext:value-type="percentage">
            <text:p>96.54%</text:p>
          </table:table-cell>
          <table:table-cell table:formula="of:=AVERAGE([.G46];[.G47])" office:value-type="float" office:value="10064850.5" calcext:value-type="float">
            <text:p>10064850.5</text:p>
          </table:table-cell>
          <table:table-cell table:formula="of:=AVERAGE([.H46];[.H47])" office:value-type="float" office:value="169973212" calcext:value-type="float">
            <text:p>16997321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Task 4</text:p>
          </table:table-cell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8" table:number-rows-spanned="1">
            <text:p>32B</text:p>
          </table:table-cell>
          <table:covered-table-cell table:number-columns-repeated="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office:value-type="float" office:value="1.20144" calcext:value-type="float">
            <text:p>1.20144</text:p>
          </table:table-cell>
          <table:table-cell table:style-name="ce6" office:value-type="percentage" office:value="0.03004" calcext:value-type="percentage">
            <text:p>3.00%</text:p>
          </table:table-cell>
          <table:table-cell table:style-name="ce6" office:value-type="percentage" office:value="0.51513" calcext:value-type="percentage">
            <text:p>51.51%</text:p>
          </table:table-cell>
          <table:table-cell table:style-name="ce6" office:value-type="percentage" office:value="0.0325" calcext:value-type="percentage">
            <text:p>3.25%</text:p>
          </table:table-cell>
          <table:table-cell table:style-name="ce6" office:value-type="percentage" office:value="0.9675" calcext:value-type="percentage">
            <text:p>96.75%</text:p>
          </table:table-cell>
          <table:table-cell office:value-type="float" office:value="488176" calcext:value-type="float">
            <text:p>488176</text:p>
          </table:table-cell>
          <table:table-cell office:value-type="float" office:value="166466291" calcext:value-type="float">
            <text:p>166466291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office:value-type="float" office:value="1.17358" calcext:value-type="float">
            <text:p>1.17358</text:p>
          </table:table-cell>
          <table:table-cell table:style-name="ce6" office:value-type="percentage" office:value="0.73541" calcext:value-type="percentage">
            <text:p>73.54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office:value-type="percentage" office:value="0.99842" calcext:value-type="percentage">
            <text:p>99.84%</text:p>
          </table:table-cell>
          <table:table-cell office:value-type="float" office:value="19598184" calcext:value-type="float">
            <text:p>19598184</text:p>
          </table:table-cell>
          <table:table-cell office:value-type="float" office:value="170418931" calcext:value-type="float">
            <text:p>17041893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51];[.B52])" office:value-type="float" office:value="1.18751" calcext:value-type="float">
            <text:p>1.18751</text:p>
          </table:table-cell>
          <table:table-cell table:style-name="ce6" table:formula="of:=AVERAGE([.C51];[.C52])" office:value-type="percentage" office:value="0.382725" calcext:value-type="percentage">
            <text:p>38.27%</text:p>
          </table:table-cell>
          <table:table-cell table:style-name="ce6" table:formula="of:=AVERAGE([.D51];[.D52])" office:value-type="percentage" office:value="0.50869" calcext:value-type="percentage">
            <text:p>50.87%</text:p>
          </table:table-cell>
          <table:table-cell table:style-name="ce6" table:formula="of:=AVERAGE([.E51];[.E52])" office:value-type="percentage" office:value="0.01704" calcext:value-type="percentage">
            <text:p>1.70%</text:p>
          </table:table-cell>
          <table:table-cell table:style-name="ce6" table:formula="of:=AVERAGE([.F51];[.F52])" office:value-type="percentage" office:value="0.98296" calcext:value-type="percentage">
            <text:p>98.30%</text:p>
          </table:table-cell>
          <table:table-cell table:formula="of:=AVERAGE([.G51];[.G52])" office:value-type="float" office:value="10043180" calcext:value-type="float">
            <text:p>10043180</text:p>
          </table:table-cell>
          <table:table-cell table:formula="of:=AVERAGE([.H51];[.H52])" office:value-type="float" office:value="168442611" calcext:value-type="float">
            <text:p>168442611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64B</text:p>
          </table:table-cell>
          <table:covered-table-cell table:number-columns-repeated="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office:value-type="float" office:value="1.19817" calcext:value-type="float">
            <text:p>1.19817</text:p>
          </table:table-cell>
          <table:table-cell table:style-name="ce6" office:value-type="percentage" office:value="0.03004" calcext:value-type="percentage">
            <text:p>3.00%</text:p>
          </table:table-cell>
          <table:table-cell table:style-name="ce6" office:value-type="percentage" office:value="0.51514" calcext:value-type="percentage">
            <text:p>51.51%</text:p>
          </table:table-cell>
          <table:table-cell table:style-name="ce6" office:value-type="percentage" office:value="0.03259" calcext:value-type="percentage">
            <text:p>3.26%</text:p>
          </table:table-cell>
          <table:table-cell table:style-name="ce6" office:value-type="percentage" office:value="0.96741" calcext:value-type="percentage">
            <text:p>96.74%</text:p>
          </table:table-cell>
          <table:table-cell office:value-type="float" office:value="488293" calcext:value-type="float">
            <text:p>488293</text:p>
          </table:table-cell>
          <table:table-cell office:value-type="float" office:value="166921143" calcext:value-type="float">
            <text:p>166921143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office:value-type="float" office:value="1.17354" calcext:value-type="float">
            <text:p>1.17354</text:p>
          </table:table-cell>
          <table:table-cell table:style-name="ce6" office:value-type="percentage" office:value="0.73541" calcext:value-type="percentage">
            <text:p>73.54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office:value-type="percentage" office:value="0.99842" calcext:value-type="percentage">
            <text:p>99.84%</text:p>
          </table:table-cell>
          <table:table-cell office:value-type="float" office:value="19598184" calcext:value-type="float">
            <text:p>19598184</text:p>
          </table:table-cell>
          <table:table-cell office:value-type="float" office:value="170424021" calcext:value-type="float">
            <text:p>17042402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55];[.B56])" office:value-type="float" office:value="1.185855" calcext:value-type="float">
            <text:p>1.185855</text:p>
          </table:table-cell>
          <table:table-cell table:style-name="ce6" table:formula="of:=AVERAGE([.C55];[.C56])" office:value-type="percentage" office:value="0.382725" calcext:value-type="percentage">
            <text:p>38.27%</text:p>
          </table:table-cell>
          <table:table-cell table:style-name="ce6" table:formula="of:=AVERAGE([.D55];[.D56])" office:value-type="percentage" office:value="0.508695" calcext:value-type="percentage">
            <text:p>50.87%</text:p>
          </table:table-cell>
          <table:table-cell table:style-name="ce6" table:formula="of:=AVERAGE([.E55];[.E56])" office:value-type="percentage" office:value="0.017085" calcext:value-type="percentage">
            <text:p>1.71%</text:p>
          </table:table-cell>
          <table:table-cell table:style-name="ce6" table:formula="of:=AVERAGE([.F55];[.F56])" office:value-type="percentage" office:value="0.982915" calcext:value-type="percentage">
            <text:p>98.29%</text:p>
          </table:table-cell>
          <table:table-cell table:formula="of:=AVERAGE([.G55];[.G56])" office:value-type="float" office:value="10043238.5" calcext:value-type="float">
            <text:p>10043238.5</text:p>
          </table:table-cell>
          <table:table-cell table:formula="of:=AVERAGE([.H55];[.H56])" office:value-type="float" office:value="168672582" calcext:value-type="float">
            <text:p>16867258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128B</text:p>
          </table:table-cell>
          <table:covered-table-cell table:number-columns-repeated="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office:value-type="float" office:value="1.05933" calcext:value-type="float">
            <text:p>1.05933</text:p>
          </table:table-cell>
          <table:table-cell table:style-name="ce6" office:value-type="percentage" office:value="0.03195" calcext:value-type="percentage">
            <text:p>3.20%</text:p>
          </table:table-cell>
          <table:table-cell table:style-name="ce6" office:value-type="percentage" office:value="0.51516" calcext:value-type="percentage">
            <text:p>51.52%</text:p>
          </table:table-cell>
          <table:table-cell table:style-name="ce6" office:value-type="percentage" office:value="0.30124" calcext:value-type="percentage">
            <text:p>30.12%</text:p>
          </table:table-cell>
          <table:table-cell table:style-name="ce6" office:value-type="percentage" office:value="0.69876" calcext:value-type="percentage">
            <text:p>69.88%</text:p>
          </table:table-cell>
          <table:table-cell office:value-type="float" office:value="816587" calcext:value-type="float">
            <text:p>816587</text:p>
          </table:table-cell>
          <table:table-cell office:value-type="float" office:value="188797675" calcext:value-type="float">
            <text:p>188797675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office:value-type="float" office:value="1.17249" calcext:value-type="float">
            <text:p>1.17249</text:p>
          </table:table-cell>
          <table:table-cell table:style-name="ce6" office:value-type="percentage" office:value="0.73543" calcext:value-type="percentage">
            <text:p>73.54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159" calcext:value-type="percentage">
            <text:p>0.16%</text:p>
          </table:table-cell>
          <table:table-cell table:style-name="ce6" office:value-type="percentage" office:value="0.99841" calcext:value-type="percentage">
            <text:p>99.84%</text:p>
          </table:table-cell>
          <table:table-cell office:value-type="float" office:value="19598374" calcext:value-type="float">
            <text:p>19598374</text:p>
          </table:table-cell>
          <table:table-cell office:value-type="float" office:value="170576985" calcext:value-type="float">
            <text:p>170576985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59];[.B60])" office:value-type="float" office:value="1.11591" calcext:value-type="float">
            <text:p>1.11591</text:p>
          </table:table-cell>
          <table:table-cell table:style-name="ce6" table:formula="of:=AVERAGE([.C59];[.C60])" office:value-type="percentage" office:value="0.38369" calcext:value-type="percentage">
            <text:p>38.37%</text:p>
          </table:table-cell>
          <table:table-cell table:style-name="ce6" table:formula="of:=AVERAGE([.D59];[.D60])" office:value-type="percentage" office:value="0.508705" calcext:value-type="percentage">
            <text:p>50.87%</text:p>
          </table:table-cell>
          <table:table-cell table:style-name="ce6" table:formula="of:=AVERAGE([.E59];[.E60])" office:value-type="percentage" office:value="0.151415" calcext:value-type="percentage">
            <text:p>15.14%</text:p>
          </table:table-cell>
          <table:table-cell table:style-name="ce6" table:formula="of:=AVERAGE([.F59];[.F60])" office:value-type="percentage" office:value="0.848585" calcext:value-type="percentage">
            <text:p>84.86%</text:p>
          </table:table-cell>
          <table:table-cell table:formula="of:=AVERAGE([.G59];[.G60])" office:value-type="float" office:value="10207480.5" calcext:value-type="float">
            <text:p>10207480.5</text:p>
          </table:table-cell>
          <table:table-cell table:formula="of:=AVERAGE([.H59];[.H60])" office:value-type="float" office:value="179687330" calcext:value-type="float">
            <text:p>179687330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Task 5</text:p>
          </table:table-cell>
          <table:covered-table-cell table:number-columns-repeated="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office:value-type="float" office:value="1.19789" calcext:value-type="float">
            <text:p>1.19789</text:p>
          </table:table-cell>
          <table:table-cell table:style-name="ce6" office:value-type="percentage" office:value="0.03004" calcext:value-type="percentage">
            <text:p>3.00%</text:p>
          </table:table-cell>
          <table:table-cell table:style-name="ce6" office:value-type="percentage" office:value="0.51514" calcext:value-type="percentage">
            <text:p>51.51%</text:p>
          </table:table-cell>
          <table:table-cell table:style-name="ce6" office:value-type="percentage" office:value="0.03319" calcext:value-type="percentage">
            <text:p>3.32%</text:p>
          </table:table-cell>
          <table:table-cell table:style-name="ce6" office:value-type="percentage" office:value="0.96681" calcext:value-type="percentage">
            <text:p>96.68%</text:p>
          </table:table-cell>
          <table:table-cell office:value-type="float" office:value="489014" calcext:value-type="float">
            <text:p>489014</text:p>
          </table:table-cell>
          <table:table-cell office:value-type="float" office:value="166959859" calcext:value-type="float">
            <text:p>166959859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office:value-type="float" office:value="1.17352" calcext:value-type="float">
            <text:p>1.17352</text:p>
          </table:table-cell>
          <table:table-cell table:style-name="ce6" office:value-type="percentage" office:value="0.73541" calcext:value-type="percentage">
            <text:p>73.54%</text:p>
          </table:table-cell>
          <table:table-cell table:style-name="ce6" office:value-type="percentage" office:value="0.50225" calcext:value-type="percentage">
            <text:p>50.23%</text:p>
          </table:table-cell>
          <table:table-cell table:style-name="ce6" office:value-type="percentage" office:value="0.00158" calcext:value-type="percentage">
            <text:p>0.16%</text:p>
          </table:table-cell>
          <table:table-cell table:style-name="ce6" office:value-type="percentage" office:value="0.99842" calcext:value-type="percentage">
            <text:p>99.84%</text:p>
          </table:table-cell>
          <table:table-cell office:value-type="float" office:value="19598185" calcext:value-type="float">
            <text:p>19598185</text:p>
          </table:table-cell>
          <table:table-cell office:value-type="float" office:value="170427151" calcext:value-type="float">
            <text:p>170427151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63];[.B64])" office:value-type="float" office:value="1.185705" calcext:value-type="float">
            <text:p>1.185705</text:p>
          </table:table-cell>
          <table:table-cell table:style-name="ce6" table:formula="of:=AVERAGE([.C63];[.C64])" office:value-type="percentage" office:value="0.382725" calcext:value-type="percentage">
            <text:p>38.27%</text:p>
          </table:table-cell>
          <table:table-cell table:style-name="ce6" table:formula="of:=AVERAGE([.D63];[.D64])" office:value-type="percentage" office:value="0.508695" calcext:value-type="percentage">
            <text:p>50.87%</text:p>
          </table:table-cell>
          <table:table-cell table:style-name="ce6" table:formula="of:=AVERAGE([.E63];[.E64])" office:value-type="percentage" office:value="0.017385" calcext:value-type="percentage">
            <text:p>1.74%</text:p>
          </table:table-cell>
          <table:table-cell table:style-name="ce6" table:formula="of:=AVERAGE([.F63];[.F64])" office:value-type="percentage" office:value="0.982615" calcext:value-type="percentage">
            <text:p>98.26%</text:p>
          </table:table-cell>
          <table:table-cell table:formula="of:=AVERAGE([.G63];[.G64])" office:value-type="float" office:value="10043599.5" calcext:value-type="float">
            <text:p>10043599.5</text:p>
          </table:table-cell>
          <table:table-cell table:formula="of:=AVERAGE([.H63];[.H64])" office:value-type="float" office:value="168693505" calcext:value-type="float">
            <text:p>168693505</text:p>
          </table:table-cell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09:49.322021887</meta:creation-date>
    <dc:date>2025-05-21T07:36:26.948045097</dc:date>
    <meta:editing-duration>PT8H43S</meta:editing-duration>
    <meta:editing-cycles>2</meta:editing-cycles>
    <meta:generator>LibreOffice/7.3.7.2$Linux_X86_64 LibreOffice_project/30$Build-2</meta:generator>
    <meta:document-statistic meta:table-count="1" meta:cell-count="401" meta:object-count="0"/>
  </office:meta>
</office:document-meta>
</file>